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237.6mm"/>
    </style:style>
    <style:style style:name="co3" style:family="table-column">
      <style:table-column-properties fo:break-before="auto" style:column-width="124.97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8.86mm"/>
    </style:style>
    <style:style style:name="co9" style:family="table-column">
      <style:table-column-properties fo:break-before="auto" style:column-width="145.26mm"/>
    </style:style>
    <style:style style:name="co10" style:family="table-column">
      <style:table-column-properties fo:break-before="auto" style:column-width="19.3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9" style:family="table-cell" style:parent-style-name="Default" style:data-style-name="N0">
      <style:table-cell-properties fo:border="none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Q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5"/>
        <table:table-column table:style-name="co6" table:number-columns-repeated="1015" table:default-cell-style-name="ce1"/>
        <table:table-row table:style-name="ro1">
          <table:table-cell table:style-name="ce19" office:value-type="string" calcext:value-type="string">
            <text:p>N°</text:p>
          </table:table-cell>
          <table:table-cell table:style-name="ce10" office:value-type="string" calcext:value-type="string">
            <text:p>Article Name</text:p>
          </table:table-cell>
          <table:table-cell table:style-name="ce19" office:value-type="string" calcext:value-type="string">
            <text:p>Author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Scopus</text:p>
          </table:table-cell>
          <table:table-cell table:number-columns-repeated="101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2" office:value-type="string" calcext:value-type="string">
            <text:p>Cloud WorkBench: Benchmarking IaaS Providers based on Infrastructure-as-Code</text:p>
          </table:table-cell>
          <table:table-cell table:style-name="ce3" office:value-type="string" calcext:value-type="string">
            <text:p>Joel Scheuner, Jrgen Cito, Philipp Leitner, and Harald Gall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Co-evolution of infrastructure and source code - an empirical study</text:p>
          </table:table-cell>
          <table:table-cell table:style-name="ce3" office:value-type="string" calcext:value-type="string">
            <text:p>Yujuan Jiang and Bram Adams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ok</text:p>
          </table:table-cell>
          <table:table-cell table:style-name="ce12" office:value-type="string" calcext:value-type="string">
            <text:p>DevOps: Introducing Infrastructure-as-Code</text:p>
          </table:table-cell>
          <table:table-cell table:style-name="ce3" office:value-type="string" calcext:value-type="string">
            <text:p>M. Artac, T. Borovssak, E. Di Nitto, M. Guerriero and D. A. Tamburri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2" office:value-type="string" calcext:value-type="string">
            <text:p>Testing Idempotence for Infrastructure as Code</text:p>
          </table:table-cell>
          <table:table-cell table:style-name="ce3" office:value-type="string" calcext:value-type="string">
            <text:p>Hummer, W., Rosenberg, F., Oliveira, F., Eilam, T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2" office:value-type="string" calcext:value-type="string">
            <text:p>Asserting reliable convergence for configuration management scripts</text:p>
          </table:table-cell>
          <table:table-cell table:style-name="ce3" office:value-type="string" calcext:value-type="string">
            <text:p>Oliver H., Waldemar H., and Schahram D.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2" office:value-type="string" calcext:value-type="string">
            <text:p>Does your configuration code smell?</text:p>
          </table:table-cell>
          <table:table-cell table:style-name="ce3" office:value-type="string" calcext:value-type="string">
            <text:p>T. Sharma, M. Fragkoulis, and D. Spinellis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Modularization of Software as a Service Products: A Case Study of the Configuration Management Tool Puppet</text:p>
          </table:table-cell>
          <table:table-cell table:style-name="ce3" office:value-type="string" calcext:value-type="string">
            <text:p>J. Hintsch, C. Grling and K. Turowski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3" office:value-type="string" calcext:value-type="string">
            <text:p>Automated testing of chef automation scripts</text:p>
          </table:table-cell>
          <table:table-cell table:style-name="ce3" office:value-type="string" calcext:value-type="string">
            <text:p>Waldemar Hummer, Florian Rosenberg, Fabio Oliveira, and Tamar Eilam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17" office:value-type="string" calcext:value-type="string">
            <text:p>ok</text:p>
          </table:table-cell>
          <table:table-cell table:style-name="ce25" office:value-type="string" calcext:value-type="string">
            <text:p>Modern release engineering in a nutshell - Why researchers should care</text:p>
          </table:table-cell>
          <table:table-cell table:style-name="ce3" office:value-type="string" calcext:value-type="string">
            <text:p>B. Adams and S. McIntosh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string" calcext:value-type="string">
            <text:p>No *</text:p>
          </table:table-cell>
          <table:table-cell table:number-columns-repeated="1015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3" office:value-type="string" calcext:value-type="string">
            <text:p>Don’t Install Software by Hand</text:p>
          </table:table-cell>
          <table:table-cell table:style-name="ce3" office:value-type="string" calcext:value-type="string">
            <text:p>D. Spinellis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26" office:value-type="string" calcext:value-type="string">
            <text:p>Modularization of Software as a Service Products: A Case Study of the Configuration Management Tool Puppet</text:p>
          </table:table-cell>
          <table:table-cell table:style-name="ce3" office:value-type="string" calcext:value-type="string">
            <text:p>J. Hintsch, C. Grling and K. Turowski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string" calcext:value-type="string">
            <text:p>* Secondary Studies</text:p>
          </table:table-cell>
          <table:table-cell table:number-columns-repeated="1017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GS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number-columns-repeated="1016" table:default-cell-style-name="ce1"/>
        <table:table-row table:style-name="ro1">
          <table:table-cell table:style-name="ce19" office:value-type="string" calcext:value-type="string">
            <text:p>N°</text:p>
          </table:table-cell>
          <table:table-cell table:style-name="ce19" office:value-type="string" calcext:value-type="string">
            <text:p>Article Name</text:p>
          </table:table-cell>
          <table:table-cell table:style-name="ce19" office:value-type="string" calcext:value-type="string">
            <text:p>Authors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Scopus</text:p>
          </table:table-cell>
          <table:table-cell table:number-columns-repeated="1016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3" office:value-type="string" calcext:value-type="string">
            <text:p>Cloud WorkBench: Benchmarking IaaS Providers based on Infrastructure-as-Code</text:p>
          </table:table-cell>
          <table:table-cell table:style-name="ce3" office:value-type="string" calcext:value-type="string">
            <text:p>Joel Scheuner, Jrgen Cito, Philipp Leitner, and Harald Gall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3" office:value-type="string" calcext:value-type="string">
            <text:p>Co-evolution of infrastructure and source code: an empirical study</text:p>
          </table:table-cell>
          <table:table-cell table:style-name="ce3" office:value-type="string" calcext:value-type="string">
            <text:p>Yujuan Jiang and Bram Adams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3" office:value-type="string" calcext:value-type="string">
            <text:p>DevOps: Introducing Infrastructure-as-Code</text:p>
          </table:table-cell>
          <table:table-cell table:style-name="ce3" office:value-type="string" calcext:value-type="string">
            <text:p>M. Artac, T. Borovssak, E. Di Nitto, M. Guerriero and D. A. Tamburri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3" office:value-type="string" calcext:value-type="string">
            <text:p>Test Suite Reduction in Idempotence Testing of Infrastructure as Code</text:p>
          </table:table-cell>
          <table:table-cell table:style-name="ce3" office:value-type="string" calcext:value-type="string">
            <text:p>Ikeshita, K., Ishikawa, F., Honiden, S., Gabmeyer, S., Johnsen, E.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3" office:value-type="string" calcext:value-type="string">
            <text:p>Testing Idempotence for Infrastructure as Code</text:p>
          </table:table-cell>
          <table:table-cell table:style-name="ce3" office:value-type="string" calcext:value-type="string">
            <text:p>Hummer, W., Rosenberg, F., Oliveira, F., Eilam, T.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3" office:value-type="string" calcext:value-type="string">
            <text:p>Asserting reliable convergence for configuration management scripts</text:p>
          </table:table-cell>
          <table:table-cell table:style-name="ce3" office:value-type="string" calcext:value-type="string">
            <text:p>Oliver H., Waldemar H., and Schahram D.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3" office:value-type="string" calcext:value-type="string">
            <text:p>Automated provisioning of application in IAAS cloud using Ansible configuration management</text:p>
          </table:table-cell>
          <table:table-cell table:style-name="ce3" office:value-type="string" calcext:value-type="string">
            <text:p>Nishant Kumar Singh, S. Thakur, H. Chaurasiya and H. Nagdev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3" office:value-type="string" calcext:value-type="string">
            <text:p>Does your configuration code smell?</text:p>
          </table:table-cell>
          <table:table-cell table:style-name="ce3" office:value-type="string" calcext:value-type="string">
            <text:p>T. Sharma, M. Fragkoulis, and D. Spinellis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3" office:value-type="string" calcext:value-type="string">
            <text:p>Modularization of Software as a Service Products: A Case Study of the Configuration Management Tool Puppet</text:p>
          </table:table-cell>
          <table:table-cell table:style-name="ce3" office:value-type="string" calcext:value-type="string">
            <text:p>J. Hintsch, C. Grling and K. Turowski</text:p>
          </table:table-cell>
          <table:table-cell table:style-name="ce17" office:value-type="float" office:value="2015" calcext:value-type="float">
            <text:p>2015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3" office:value-type="string" calcext:value-type="string">
            <text:p>Tortoise: interactive system configuration repair</text:p>
          </table:table-cell>
          <table:table-cell table:style-name="ce3" office:value-type="string" calcext:value-type="string">
            <text:p>Aaron Weiss, Arjun Guha, and Yuriy Brun</text:p>
          </table:table-cell>
          <table:table-cell table:style-name="ce17" office:value-type="float" office:value="2017" calcext:value-type="float">
            <text:p>2017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3" office:value-type="string" calcext:value-type="string">
            <text:p>Automated testing of chef automation scripts</text:p>
          </table:table-cell>
          <table:table-cell table:style-name="ce3" office:value-type="string" calcext:value-type="string">
            <text:p>Waldemar Hummer, Florian Rosenberg, Fabio Oliveira, and Tamar Eilam</text:p>
          </table:table-cell>
          <table:table-cell table:style-name="ce17" office:value-type="float" office:value="2013" calcext:value-type="float">
            <text:p>2013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3" office:value-type="string" calcext:value-type="string">
            <text:p>Standards-Based DevOps Automation and Integration Using TOSCA</text:p>
          </table:table-cell>
          <table:table-cell table:style-name="ce3" office:value-type="string" calcext:value-type="string">
            <text:p>Johannes Wettinger, Uwe Breitenbcher, and Frank Leymann</text:p>
          </table:table-cell>
          <table:table-cell table:style-name="ce17" office:value-type="float" office:value="2014" calcext:value-type="float">
            <text:p>201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Default" office:value-type="string" calcext:value-type="string">
            <text:p>Modern Release Engineering in a Nutshell - Why Researchers Should Care</text:p>
          </table:table-cell>
          <table:table-cell table:style-name="ce3" office:value-type="string" calcext:value-type="string">
            <text:p>B. Adams and S. McIntosh</text:p>
          </table:table-cell>
          <table:table-cell table:style-name="ce17" office:value-type="float" office:value="2016" calcext:value-type="float">
            <text:p>2016</text:p>
          </table:table-cell>
          <table:table-cell table:style-name="ce11" office:value-type="string" calcext:value-type="string">
            <text:p>No *</text:p>
          </table:table-cell>
          <table:table-cell table:number-columns-repeated="1016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3" office:value-type="string" calcext:value-type="string">
            <text:p>Don’t Install Software by Hand</text:p>
          </table:table-cell>
          <table:table-cell table:style-name="ce3" office:value-type="string" calcext:value-type="string">
            <text:p>D. Spinellis</text:p>
          </table:table-cell>
          <table:table-cell table:style-name="ce17" office:value-type="float" office:value="2012" calcext:value-type="float">
            <text:p>2012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3" office:value-type="string" calcext:value-type="string">
            <text:p>Application Deployment and Management in the Cloud</text:p>
          </table:table-cell>
          <table:table-cell table:style-name="ce3" office:value-type="string" calcext:value-type="string">
            <text:p>M. Miglierina</text:p>
          </table:table-cell>
          <table:table-cell table:style-name="ce17" office:value-type="float" office:value="2014" calcext:value-type="float">
            <text:p>201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3" office:value-type="string" calcext:value-type="string">
            <text:p>Towards a Methodology to Form Microservices from Monolithic Ones</text:p>
          </table:table-cell>
          <table:table-cell table:style-name="ce3" office:value-type="string" calcext:value-type="string">
            <text:p>Kecskemeti G., Kertesz A., Marosi A.C</text:p>
          </table:table-cell>
          <table:table-cell table:style-name="ce17" office:value-type="float" office:value="2016" calcext:value-type="float">
            <text:p>2016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3" office:value-type="string" calcext:value-type="string">
            <text:p>DevOpSlang - Bridging the Gap between Development and Operations</text:p>
          </table:table-cell>
          <table:table-cell table:style-name="ce3" office:value-type="string" calcext:value-type="string">
            <text:p>Wettinger, J., Breitenbcher, U., Leymann, F</text:p>
          </table:table-cell>
          <table:table-cell table:style-name="ce17" office:value-type="float" office:value="2014" calcext:value-type="float">
            <text:p>201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3" office:value-type="string" calcext:value-type="string">
            <text:p>On the Integration of Automatic Deployment into the ABS Modeling Language</text:p>
          </table:table-cell>
          <table:table-cell table:style-name="ce3" office:value-type="string" calcext:value-type="string">
            <text:p>de Gouw, S., Lienhardt, M., Mauro, J., Nobakht, B., Zavattaro, G.</text:p>
          </table:table-cell>
          <table:table-cell table:style-name="ce17" office:value-type="float" office:value="2015" calcext:value-type="float">
            <text:p>2015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3" office:value-type="string" calcext:value-type="string">
            <text:p>Streamlining DevOps automation for Cloud applications using TOSCA as standardized metamodel</text:p>
          </table:table-cell>
          <table:table-cell table:style-name="ce3" office:value-type="string" calcext:value-type="string">
            <text:p>Johannes W., Uwe B., Oliver K., and Leymann F.</text:p>
          </table:table-cell>
          <table:table-cell table:style-name="ce17" office:value-type="float" office:value="2016" calcext:value-type="float">
            <text:p>2016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3" office:value-type="string" calcext:value-type="string">
            <text:p>Charon: declarative provisioning and deployment</text:p>
          </table:table-cell>
          <table:table-cell table:style-name="ce3" office:value-type="string" calcext:value-type="string">
            <text:p>Eelco Dolstra, Rob Vermaas, and Shea Levy</text:p>
          </table:table-cell>
          <table:table-cell table:style-name="ce17" office:value-type="float" office:value="2013" calcext:value-type="float">
            <text:p>2013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3" office:value-type="string" calcext:value-type="string">
            <text:p>SENDIM for Incremental Development of Cloud Networks: Simulation, Emulation and Deployment Integration Middleware</text:p>
          </table:table-cell>
          <table:table-cell table:style-name="ce3" office:value-type="string" calcext:value-type="string">
            <text:p>P. Kathiravelu and L. Veiga,</text:p>
          </table:table-cell>
          <table:table-cell table:style-name="ce17" office:value-type="float" office:value="2016" calcext:value-type="float">
            <text:p>2016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3" office:value-type="string" calcext:value-type="string">
            <text:p>Investigating survivability of configuration management tools in unreliable and hostile networks</text:p>
          </table:table-cell>
          <table:table-cell table:style-name="ce3" office:value-type="string" calcext:value-type="string">
            <text:p>T. Karvinen and S. Li</text:p>
          </table:table-cell>
          <table:table-cell table:style-name="ce17" office:value-type="float" office:value="2017" calcext:value-type="float">
            <text:p>2017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3" office:value-type="string" calcext:value-type="string">
            <text:p>The Top 10 Adages in Continuous Deployment</text:p>
          </table:table-cell>
          <table:table-cell table:style-name="ce3" office:value-type="string" calcext:value-type="string">
            <text:p>Chris Parnin, Eric Helms, Chris Atlee, Harley Boughton et al.</text:p>
          </table:table-cell>
          <table:table-cell table:style-name="ce17" office:value-type="float" office:value="2017" calcext:value-type="float">
            <text:p>2017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3" office:value-type="string" calcext:value-type="string">
            <text:p>Usable declarative configuration specification and validation for applications, systems, and cloud</text:p>
          </table:table-cell>
          <table:table-cell table:style-name="ce3" office:value-type="string" calcext:value-type="string">
            <text:p>Salman Baset, Sahil Suneja, Nilton Bila, Ozan Tuncer, and Canturk Isci,</text:p>
          </table:table-cell>
          <table:table-cell table:style-name="ce17" office:value-type="float" office:value="2017" calcext:value-type="float">
            <text:p>2017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3" office:value-type="string" calcext:value-type="string">
            <text:p>Dimensions of DevOps</text:p>
          </table:table-cell>
          <table:table-cell table:style-name="ce3" office:value-type="string" calcext:value-type="string">
            <text:p>Lwakatare, L., Kuvaja, P., Leymann, F., Oivo, M</text:p>
          </table:table-cell>
          <table:table-cell table:style-name="ce17" office:value-type="float" office:value="2015" calcext:value-type="float">
            <text:p>2015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3" office:value-type="string" calcext:value-type="string">
            <text:p>Automated Capturing and Systematic Usage of DevOps Knowledge for Cloud Applications</text:p>
          </table:table-cell>
          <table:table-cell table:style-name="ce3" office:value-type="string" calcext:value-type="string">
            <text:p>J. Wettinger, V. Andrikopoulos and F. Leymann</text:p>
          </table:table-cell>
          <table:table-cell table:style-name="ce17" office:value-type="float" office:value="2015" calcext:value-type="float">
            <text:p>2015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3" office:value-type="string" calcext:value-type="string">
            <text:p>Towards Omnia: A Monitoring Factory for Quality-Aware DevOps</text:p>
          </table:table-cell>
          <table:table-cell table:style-name="ce3" office:value-type="string" calcext:value-type="string">
            <text:p>Marco Miglierina and Damian A. Tamburri</text:p>
          </table:table-cell>
          <table:table-cell table:style-name="ce17" office:value-type="float" office:value="2017" calcext:value-type="float">
            <text:p>2017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3" office:value-type="string" calcext:value-type="string">
            <text:p>Understanding DevOps &amp; bridging the gap from continuous integration to continuous delivery</text:p>
          </table:table-cell>
          <table:table-cell table:style-name="ce3" office:value-type="string" calcext:value-type="string">
            <text:p>M. Virmani</text:p>
          </table:table-cell>
          <table:table-cell table:style-name="ce17" office:value-type="float" office:value="2015" calcext:value-type="float">
            <text:p>2015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3" office:value-type="string" calcext:value-type="string">
            <text:p>Cloud Environment Automation: from infrastructure deployment to application monitoring</text:p>
          </table:table-cell>
          <table:table-cell table:style-name="ce3" office:value-type="string" calcext:value-type="string">
            <text:p>Aiftimiei C., Costantini A., Bucchi R., Italiano A., Michelotto D. et al.</text:p>
          </table:table-cell>
          <table:table-cell table:style-name="ce17" office:value-type="float" office:value="2017" calcext:value-type="float">
            <text:p>2017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3" office:value-type="string" calcext:value-type="string">
            <text:p>An Infrastructure Modelling Tool for Cloud Provisioning</text:p>
          </table:table-cell>
          <table:table-cell table:style-name="ce3" office:value-type="string" calcext:value-type="string">
            <text:p>J. Sandobalin, E. Insfran and S. Abrahao</text:p>
          </table:table-cell>
          <table:table-cell table:style-name="ce17" office:value-type="float" office:value="2017" calcext:value-type="float">
            <text:p>2017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3" office:value-type="string" calcext:value-type="string">
            <text:p>End-to-End Automation in Cloud Infrastructure Provisioning</text:p>
          </table:table-cell>
          <table:table-cell table:style-name="ce3" office:value-type="string" calcext:value-type="string">
            <text:p>Sandobalin, J., Insfran, E., Abrahao, S.</text:p>
          </table:table-cell>
          <table:table-cell table:style-name="ce17" office:value-type="float" office:value="2017" calcext:value-type="float">
            <text:p>2017</text:p>
          </table:table-cell>
          <table:table-cell table:style-name="ce11" office:value-type="string" calcext:value-type="string">
            <text:p>No *</text:p>
          </table:table-cell>
          <table:table-cell table:number-columns-repeated="1016"/>
        </table:table-row>
        <table:table-row table:style-name="ro1">
          <table:table-cell/>
          <table:table-cell table:style-name="ce29"/>
          <table:table-cell table:style-name="Default"/>
          <table:table-cell table:style-name="ce2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9" table:number-columns-repeated="2"/>
          <table:table-cell table:style-name="ce27" table:number-columns-repeated="2"/>
          <table:table-cell table:number-columns-repeated="1016"/>
        </table:table-row>
        <table:table-row table:style-name="ro1">
          <table:table-cell/>
          <table:table-cell table:style-name="ce29"/>
          <table:table-cell table:style-name="ce27" office:value-type="string" calcext:value-type="string">
            <text:p>* Secondary Studies</text:p>
          </table:table-cell>
          <table:table-cell table:style-name="ce27" table:number-columns-repeated="2"/>
          <table:table-cell table:number-columns-repeated="1016"/>
        </table:table-row>
        <table:table-row table:style-name="ro1" table:number-rows-repeated="6">
          <table:table-cell/>
          <table:table-cell table:style-name="ce29" table:number-columns-repeated="2"/>
          <table:table-cell table:style-name="ce27" table:number-columns-repeated="2"/>
          <table:table-cell table:number-columns-repeated="1016"/>
        </table:table-row>
        <table:table-row table:style-name="ro1">
          <table:table-cell/>
          <table:table-cell table:style-name="ce29" table:number-columns-repeated="2"/>
          <table:table-cell table:style-name="ce30"/>
          <table:table-cell table:style-name="ce27"/>
          <table:table-cell table:number-columns-repeated="1016"/>
        </table:table-row>
        <table:table-row table:style-name="ro1" table:number-rows-repeated="1048533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5daaa0e719eb4f073b63de04e0910785ad81fe7a</meta:generator>
    <meta:creation-date>2009-04-16T11:32:48Z</meta:creation-date>
    <dc:date>2019-05-03T16:58:54.997677541</dc:date>
    <meta:editing-cycles>11</meta:editing-cycles>
    <meta:editing-duration>PT15H34M8S</meta:editing-duration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